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304" calcext:value-type="float">
            <text:p>81.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016" calcext:value-type="float">
            <text:p>81.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152" calcext:value-type="float">
            <text:p>80.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288" calcext:value-type="float">
            <text:p>80.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201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968" calcext:value-type="float">
            <text:p>77.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200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128" calcext:value-type="float">
            <text:p>75.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200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200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2104" calcext:value-type="float">
            <text:p>73.2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200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2656" calcext:value-type="float">
            <text:p>71.5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200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6208" calcext:value-type="float">
            <text:p>71.0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200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199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199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199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6096" calcext:value-type="float">
            <text:p>68.5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199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472" calcext:value-type="float">
            <text:p>68.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199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1904" calcext:value-type="float">
            <text:p>67.8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199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4224" calcext:value-type="float">
            <text:p>67.3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199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3808" calcext:value-type="float">
            <text:p>67.0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199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8424" calcext:value-type="float">
            <text:p>66.6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199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199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788" calcext:value-type="float">
            <text:p>66.8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198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248" calcext:value-type="float">
            <text:p>65.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1988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2272" calcext:value-type="float">
            <text:p>65.4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198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NHP-EC-036</text:p>
          </table:table-cell>
          <table:table-cell office:value-type="string" calcext:value-type="string">
            <text:p>1969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